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hitney" svg:font-family="Whitney, 'Helvetica Neue', Helvetica, Arial, sans-serif"/>
    <style:font-face style:name="arial" svg:font-family="arial, helvetica, sans-serif"/>
  </office:font-face-decls>
  <office:automatic-styles>
    <style:style style:name="P1" style:family="paragraph" style:parent-style-name="Header">
      <style:text-properties fo:language="fr" fo:country="FR" officeooo:rsid="0000ef8d" officeooo:paragraph-rsid="0000ef8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 officeooo:rsid="00010954" officeooo:paragraph-rsid="00010954"/>
    </style:style>
    <style:style style:name="P4" style:family="paragraph" style:parent-style-name="Standard">
      <style:text-properties fo:language="fr" fo:country="FR" officeooo:rsid="0002cb2e" officeooo:paragraph-rsid="0003ceef"/>
    </style:style>
    <style:style style:name="P5" style:family="paragraph" style:parent-style-name="Standard">
      <style:text-properties fo:language="fr" fo:country="FR" officeooo:rsid="0003ceef" officeooo:paragraph-rsid="0003ceef"/>
    </style:style>
    <style:style style:name="P6" style:family="paragraph" style:parent-style-name="Standard">
      <style:text-properties fo:language="fr" fo:country="FR" officeooo:rsid="0004cdb1" officeooo:paragraph-rsid="0004cdb1"/>
    </style:style>
    <style:style style:name="P7" style:family="paragraph" style:parent-style-name="Header">
      <style:text-properties officeooo:rsid="0000ef8d" officeooo:paragraph-rsid="0000ef8d"/>
    </style:style>
    <style:style style:name="P8" style:family="paragraph" style:parent-style-name="Standard">
      <style:text-properties officeooo:paragraph-rsid="0005dea1"/>
    </style:style>
    <style:style style:name="P9" style:family="paragraph" style:parent-style-name="Standard">
      <style:text-properties fo:language="fr" fo:country="FR" officeooo:rsid="0003ceef" officeooo:paragraph-rsid="0003ceef"/>
    </style:style>
    <style:style style:name="P10" style:family="paragraph" style:parent-style-name="Standard">
      <style:text-properties fo:language="fr" fo:country="FR" officeooo:rsid="0004cdb1" officeooo:paragraph-rsid="0004cdb1"/>
    </style:style>
    <style:style style:name="T1" style:family="text">
      <style:text-properties fo:font-variant="normal" fo:text-transform="none" fo:color="#000000" loext:opacity="100%" style:font-name="arial" fo:font-size="9.60000038146973pt" fo:letter-spacing="normal" fo:font-style="normal" fo:font-weight="normal"/>
    </style:style>
    <style:style style:name="T2" style:family="text">
      <style:text-properties officeooo:rsid="0000ef8d"/>
    </style:style>
    <style:style style:name="T3" style:family="text">
      <style:text-properties officeooo:rsid="0002cb2e"/>
    </style:style>
    <style:style style:name="T4" style:family="text">
      <style:text-properties officeooo:rsid="0003ceef"/>
    </style:style>
    <style:style style:name="T5" style:family="text">
      <style:text-properties officeooo:rsid="0004cdb1"/>
    </style:style>
    <style:style style:name="T6" style:family="text">
      <style:text-properties officeooo:rsid="00051149"/>
    </style:style>
    <style:style style:name="T7" style:family="text">
      <style:text-properties fo:language="fr" fo:country="FR" officeooo:rsid="0003ceef"/>
    </style:style>
    <style:style style:name="T8" style:family="text">
      <style:text-properties fo:language="fr" fo:country="FR" officeooo:rsid="0004cdb1"/>
    </style:style>
    <style:style style:name="T9" style:family="text">
      <style:text-properties fo:language="fr" fo:country="FR" officeooo:rsid="0005dea1"/>
    </style:style>
    <style:style style:name="T10" style:family="text">
      <style:text-properties officeooo:rsid="000670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 site internet va servir pour un <text:span text:style-name="T3">événement</text:span> sportif, organisé par l’IUT <text:span text:style-name="T3">pour les 6 TP de BUT 1. Ce serait un tournois inter-TP composé de deux jeux sorte de jeux, les jeux flaman</text:span><text:span text:style-name="T6">ds (molkky)</text:span><text:span text:style-name="T3"> et la pétanque. Ce tournois offre deux chose</text:span><text:span text:style-name="T6">s</text:span><text:span text:style-name="T3"> au</text:span><text:span text:style-name="T6">x</text:span><text:span text:style-name="T3"> participant</text:span><text:span text:style-name="T6">s</text:span><text:span text:style-name="T3">, des cadeaux et des point</text:span><text:span text:style-name="T6">s</text:span><text:span text:style-name="T3"> en plus sur leurs moyennes. Chaque tp aura une équipe de 6 à 8 personnes. Les professeurs seront les arbitres lors de cette événement.</text:span></text:p>
      <text:p text:style-name="P3"/>
      <text:p text:style-name="P4">L’objectif est donc <text:span text:style-name="T4">de cr</text:span><text:span text:style-name="T10">éer</text:span><text:span text:style-name="T4"> un site internet présentant cet événement sportif pour que les personnes des tp puissent s’inscrire à cet événement.</text:span></text:p>
      <text:p text:style-name="P4"/>
      <text:p text:style-name="P5">Cela ne concernera que les tp de BUT 1 de IUT.</text:p>
      <text:p text:style-name="P5"/>
      <text:p text:style-name="P5">Le site comportera 4 pages différentes :</text:p>
      <text:p text:style-name="P5"/>
      <text:p text:style-name="P5"><text:tab/>- <text:span text:style-name="T5">A</text:span>ccueil</text:p>
      <text:p text:style-name="P5"><text:tab/>- <text:span text:style-name="T5">D</text:span>escriptif du sport 1</text:p>
      <text:p text:style-name="P5"><text:tab/>- <text:span text:style-name="T5">D</text:span>escriptif du sport 2</text:p>
      <text:p text:style-name="P5"><text:tab/>- <text:span text:style-name="T5">É</text:span>tudes <text:span text:style-name="T6">d</text:span>u marché du sport</text:p>
      <text:p text:style-name="P5"><text:tab/>-<text:span text:style-name="T10">Inscription</text:span></text:p>
      <text:p text:style-name="P5"/>
      <text:p text:style-name="P5">Le site devra avoir :</text:p>
      <text:p text:style-name="P5"><text:tab/>- <text:span text:style-name="T5">L</text:span>ien vers les réseaux <text:span text:style-name="T5">sociaux de l’IUT </text:span><text:span text:style-name="T10">de Calais </text:span></text:p>
      <text:p text:style-name="P8"><text:span text:style-name="T7"><text:tab/>- </text:span><text:span text:style-name="T8">L</text:span><text:span text:style-name="T7">a promesse « </text:span><text:span text:style-name="T9">tu veux augmenter ta moyenne, participe au tournois inter-TP»</text:span></text:p>
      <text:p text:style-name="P5"><text:tab/>- <text:span text:style-name="T5">U</text:span>n<text:span text:style-name="T10">e</text:span> explication des sport<text:span text:style-name="T10">s avec le détail du règlement et des récompenses</text:span></text:p>
      <text:p text:style-name="P6"><text:tab/>- La présentation des <text:span text:style-name="T10">lots</text:span> pour les vainqueur<text:span text:style-name="T10">s</text:span></text:p>
      <text:p text:style-name="P6"><text:tab/>- Logo de l’IUT</text:p>
      <text:p text:style-name="P6"><text:tab/>- Une inscription sur le site</text:p>
      <text:p text:style-name="P6"><text:tab/><text:tab/>- <text:span text:style-name="T10">nom, prénom</text:span></text:p>
      <text:p text:style-name="P6"><text:tab/><text:tab/>- <text:span text:style-name="T10">classe (groupe TP)</text:span></text:p>
      <text:p text:style-name="P6"><text:tab/><text:tab/>- <text:span text:style-name="T10">Pass sanitaire</text:span></text:p>
      <text:p text:style-name="P6"><text:tab/><text:tab/>- <text:span text:style-name="T10">etc...</text:span></text:p>
      <text:p text:style-name="P6"/>
      <text:p text:style-name="P6"/>
      <text:p text:style-name="P6">Le budget <text:span text:style-name="T10">prévu pour les lots </text:span>est de 1000 €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hitney" svg:font-family="Whitney, 'Helvetica Neue', Helvetica, Arial, sans-serif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00ef8d" officeooo:paragraph-rsid="0000ef8d"/>
    </style:style>
    <style:style style:name="MP2" style:family="paragraph" style:parent-style-name="Header">
      <style:text-properties officeooo:rsid="0000ef8d" officeooo:paragraph-rsid="0000ef8d"/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fo:font-variant="normal" fo:text-transform="none" fo:color="#000000" loext:opacity="100%" style:font-name="arial" fo:font-size="9.60000038146973pt" fo:letter-spacing="normal" fo:font-style="normal" fo:font-weight="normal"/>
    </style:style>
    <style:style style:name="MT2" style:family="text">
      <style:text-properties officeooo:rsid="0000ef8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Malebe Mayel<text:tab/>Cahier des charges<text:tab/>10/01/2022</text:p>
        <text:p text:style-name="MP1"><text:span text:style-name="MT1">Leclercq Tom</text:span> </text:p>
        <text:p text:style-name="MP1">Hallot Hugo</text:p>
        <text:p text:style-name="MP1">Lutic Enzo</text:p>
        <text:p text:style-name="MP2"/>
      </style:header>
      <style:footer>
        <text:p text:style-name="MP3"><text:page-number text:select-page="current">1</text:page-number><text:s/><text:span text:style-name="MT2">sur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2-01-13T09:58:25.268000000</dc:date>
    <meta:editing-duration>PT39M29S</meta:editing-duration>
    <meta:editing-cycles>5</meta:editing-cycles>
    <meta:document-statistic meta:table-count="0" meta:image-count="0" meta:object-count="0" meta:page-count="1" meta:paragraph-count="26" meta:word-count="230" meta:character-count="1256" meta:non-whitespace-character-count="1031"/>
  </office:meta>
</office:document-meta>
</file>